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ffa" officeooo:paragraph-rsid="00145ff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/>
      <text:p text:style-name="P1">#creates a new simulator</text:p>
      <text:p text:style-name="P1">set ns [new Simulator]</text:p>
      <text:p text:style-name="P1">set nf [open prog1.nam w]</text:p>
      <text:p text:style-name="P1">$ns namtrace-all $nf</text:p>
      <text:p text:style-name="P1">set nd [open prog1.tr w]</text:p>
      <text:p text:style-name="P1">$ns trace-all $nd</text:p>
      <text:p text:style-name="P1">proc finish { } {</text:p>
      <text:p text:style-name="P1">global ns nf nd</text:p>
      <text:p text:style-name="P1">$ns flush-trace</text:p>
      <text:p text:style-name="P1">close $nf</text:p>
      <text:p text:style-name="P1">close $nd</text:p>
      <text:p text:style-name="P1">exec nam prog1.nam &amp;</text:p>
      <text:p text:style-name="P1">exit 0</text:p>
      <text:p text:style-name="P1">}</text:p>
      <text:p text:style-name="P1">#creating nodes</text:p>
      <text:p text:style-name="P1">set n0 [$ns node]</text:p>
      <text:p text:style-name="P1">set n1 [$ns node]</text:p>
      <text:p text:style-name="P1">set n2 [$ns node]</text:p>
      <text:p text:style-name="P1">$n0 color red</text:p>
      <text:p text:style-name="P1">$n1 color green</text:p>
      <text:p text:style-name="P1">$n2 color blue</text:p>
      <text:p text:style-name="P1">$ns color $n0 red</text:p>
      <text:p text:style-name="P1">$ns color $n1 green</text:p>
      <text:p text:style-name="P1">$ns color $n2 blue</text:p>
      <text:p text:style-name="P1">#linking nodes</text:p>
      <text:p text:style-name="P1">$ns duplex-link $n0 $n1 1Mb 10ms DropTail</text:p>
      <text:p text:style-name="P1">$ns duplex-link $n1 $n2 512Kb 10ms DropTail</text:p>
      <text:p text:style-name="P1">#setting queue size of the link</text:p>
      <text:p text:style-name="P1">$ns queue-limit $n1 $n2 5</text:p>
      <text:p text:style-name="P1">#creating a udp connection in network simulator</text:p>
      <text:p text:style-name="P1">set udp0 [new Agent/UDP]</text:p>
      <text:p text:style-name="P1">$ns attach-agent $n0 $udp0</text:p>
      <text:p text:style-name="P1">#set up CBR over udp</text:p>
      <text:p text:style-name="P1">set cbr0 [new Application/Traffic/CBR]</text:p>
      <text:p text:style-name="P1">$cbr0 set packetSize_ 500</text:p>
      <text:p text:style-name="P1">$cbr0 set interval_ 0.005</text:p>
      <text:p text:style-name="P1">$cbr0 attach-agent $udp0</text:p>
      <text:p text:style-name="P1">set sink [new Agent/Null]</text:p>
      <text:p text:style-name="P1">$ns attach-agent $n2 $sink</text:p>
      <text:p text:style-name="P1">$ns connect $udp0 $sink</text:p>
      <text:p text:style-name="P1">#scheduling events</text:p>
      <text:p text:style-name="P1">$ns at 0.2 "$cbr0 start"</text:p>
      <text:p text:style-name="P1">$ns at 4.5 "$cbr0 stop"</text:p>
      <text:p text:style-name="P1">$ns at 5.0 "finish"</text:p>
      <text:p text:style-name="P1">$ns run</text:p>
      <text:p text:style-name="P1"/>
      <text:p text:style-name="P1"/>
      <text:p text:style-name="P1">AWK file:</text:p>
      <text:p text:style-name="P1"/>
      <text:p text:style-name="P1">BEGIN {</text:p>
      <text:p text:style-name="P1"><text:soft-page-break/>dcount = 0;</text:p>
      <text:p text:style-name="P1">rcount = 0;</text:p>
      <text:p text:style-name="P1">}</text:p>
      <text:p text:style-name="P1">{</text:p>
      <text:p text:style-name="P1">event = $1;</text:p>
      <text:p text:style-name="P1">if(event == "d")</text:p>
      <text:p text:style-name="P1">{</text:p>
      <text:p text:style-name="P1">dcount++;</text:p>
      <text:p text:style-name="P1">}</text:p>
      <text:p text:style-name="P1">if(event == "r")</text:p>
      <text:p text:style-name="P1">{</text:p>
      <text:p text:style-name="P1">rcount++;</text:p>
      <text:p text:style-name="P1">}</text:p>
      <text:p text:style-name="P1">}</text:p>
      <text:p text:style-name="P1">END {</text:p>
      <text:p text:style-name="P1">printf("The no.of packets dropped : %d\n ",dcount);</text:p>
      <text:p text:style-name="P1">printf("The no.of packets recieved : %d\n ",rcount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1:24:47.659245486</meta:creation-date>
    <dc:date>2019-04-29T11:28:01.044800112</dc:date>
    <meta:editing-duration>PT3M14S</meta:editing-duration>
    <meta:editing-cycles>1</meta:editing-cycles>
    <meta:document-statistic meta:table-count="0" meta:image-count="0" meta:object-count="0" meta:page-count="2" meta:paragraph-count="66" meta:word-count="218" meta:character-count="1150" meta:non-whitespace-character-count="996"/>
    <meta:generator>LibreOffice/6.2.2.2$Linux_X86_64 LibreOffice_project/20$Build-2</meta:generator>
  </office:meta>
</office:document-meta>
</file>